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30000010B38D4BB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8689in" svg:y="0.0835in" svg:width="2.2598in" svg:height="1.7799in" draw:z-index="0"><draw:image xlink:href="Pictures/10000201000001530000010B38D4BB40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8689in" svg:y="0.0835in" svg:width="2.2598in" svg:height="1.7799in" draw:z-index="1"><draw:image xlink:href="Pictures/10000201000001530000010B38D4BB40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8689in" svg:y="0.0835in" svg:width="2.2598in" svg:height="1.7799in" draw:z-index="2"><draw:image xlink:href="Pictures/10000201000001530000010B38D4BB40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8689in" svg:y="0.0835in" svg:width="2.2598in" svg:height="1.7799in" draw:z-index="3"><draw:image xlink:href="Pictures/10000201000001530000010B38D4BB40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8689in" svg:y="0.0835in" svg:width="2.2598in" svg:height="1.7799in" draw:z-index="4"><draw:image xlink:href="Pictures/10000201000001530000010B38D4BB40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8689in" svg:y="0.0835in" svg:width="2.2598in" svg:height="1.7799in" draw:z-index="5"><draw:image xlink:href="Pictures/10000201000001530000010B38D4BB40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8689in" svg:y="0.0835in" svg:width="2.2598in" svg:height="1.7799in" draw:z-index="6"><draw:image xlink:href="Pictures/10000201000001530000010B38D4BB40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8689in" svg:y="0.0835in" svg:width="2.2598in" svg:height="1.7799in" draw:z-index="7"><draw:image xlink:href="Pictures/10000201000001530000010B38D4BB40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8689in" svg:y="0.0835in" svg:width="2.2598in" svg:height="1.7799in" draw:z-index="8"><draw:image xlink:href="Pictures/10000201000001530000010B38D4BB40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8689in" svg:y="0.0835in" svg:width="2.2598in" svg:height="1.7799in" draw:z-index="9"><draw:image xlink:href="Pictures/10000201000001530000010B38D4BB40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7-22T12:15:35.499000000</meta:print-date>
    <dc:date>2017-07-22T16:36:38.948000000</dc:date>
    <meta:editing-cycles>34</meta:editing-cycles>
    <dc:subject>Avery Dennison Template</dc:subject>
    <dc:title>Avery Dennison Template</dc:title>
    <meta:editing-duration>P3DT17H22M13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